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9">
      <style:table-cell-properties fo:border-bottom="0.002cm solid #000000" fo:border-left="0.002cm solid #000000" fo:border-right="none" fo:border-top="none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9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ce7"/>
        <table:table-column table:style-name="co1" table:default-cell-style-name="Default"/>
        <table:table-column table:style-name="co2" table:number-columns-repeated="3" table:default-cell-style-name="ce7"/>
        <table:table-column table:style-name="co1" table:default-cell-style-name="Default"/>
        <table:table-column table:style-name="co3" table:number-columns-repeated="3" table:default-cell-style-name="ce7"/>
        <table:table-column table:style-name="co3" table:number-columns-repeated="244" table:default-cell-style-name="Default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/>
          <table:table-cell table:style-name="ce3" office:value-type="string">
            <text:p>R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B</text:p>
          </table:table-cell>
          <table:table-cell/>
          <table:table-cell table:style-name="ce3" office:value-type="string">
            <text:p>R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B</text:p>
          </table:table-cell>
          <table:table-cell/>
          <table:table-cell table:style-name="ce3" office:value-type="string">
            <text:p>R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B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float" office:value="65535">
            <text:p>65535</text:p>
          </table:table-cell>
          <table:table-cell table:style-name="Default" office:value-type="float" office:value="0">
            <text:p>0</text:p>
          </table:table-cell>
          <table:table-cell table:style-name="ce13" office:value-type="float" office:value="65535">
            <text:p>65535</text:p>
          </table:table-cell>
          <table:table-cell/>
          <table:table-cell table:style-name="ce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3" office:value-type="float" office:value="65535">
            <text:p>65535</text:p>
          </table:table-cell>
          <table:table-cell/>
          <table:table-cell table:style-name="ce4" office:value-type="float" office:value="0">
            <text:p>0</text:p>
          </table:table-cell>
          <table:table-cell table:style-name="Default" office:value-type="float" office:value="65535">
            <text:p>65535</text:p>
          </table:table-cell>
          <table:table-cell table:style-name="ce13" office:value-type="float" office:value="65535">
            <text:p>65535</text:p>
          </table:table-cell>
          <table:table-cell table:number-columns-repeated="244"/>
        </table:table-row>
        <table:table-row table:style-name="ro1">
          <table:table-cell/>
          <table:table-cell table:style-name="ce4"/>
          <table:table-cell table:style-name="Default"/>
          <table:table-cell table:style-name="ce13"/>
          <table:table-cell/>
          <table:table-cell table:style-name="ce4"/>
          <table:table-cell table:style-name="Default"/>
          <table:table-cell table:style-name="ce13"/>
          <table:table-cell/>
          <table:table-cell table:style-name="ce4"/>
          <table:table-cell table:style-name="Default"/>
          <table:table-cell table:style-name="ce13"/>
          <table:table-cell table:number-columns-repeated="244"/>
        </table:table-row>
        <table:table-row table:style-name="ro1">
          <table:table-cell/>
          <table:table-cell table:style-name="ce5" office:value-type="string">
            <text:p>Y'</text:p>
          </table:table-cell>
          <table:table-cell table:style-name="ce10" office:value-type="string">
            <text:p>Cr</text:p>
          </table:table-cell>
          <table:table-cell table:style-name="ce14" office:value-type="string">
            <text:p>Cb</text:p>
          </table:table-cell>
          <table:table-cell/>
          <table:table-cell table:style-name="ce5" office:value-type="string">
            <text:p>Y'</text:p>
          </table:table-cell>
          <table:table-cell table:style-name="ce10" office:value-type="string">
            <text:p>Cr</text:p>
          </table:table-cell>
          <table:table-cell table:style-name="ce14" office:value-type="string">
            <text:p>Cb</text:p>
          </table:table-cell>
          <table:table-cell/>
          <table:table-cell table:style-name="ce5" office:value-type="string">
            <text:p>Y'</text:p>
          </table:table-cell>
          <table:table-cell table:style-name="ce10" office:value-type="string">
            <text:p>Cr</text:p>
          </table:table-cell>
          <table:table-cell table:style-name="ce14" office:value-type="string">
            <text:p>Cb</text:p>
          </table:table-cell>
          <table:table-cell table:number-columns-repeated="244"/>
        </table:table-row>
        <table:table-row table:style-name="ro1">
          <table:table-cell/>
          <table:table-cell table:style-name="ce6" table:formula="oooc:=[.B3]*0.2126+[.C3]*0.7152+[.D3]*0.0722" office:value-type="float" office:value="18664.368">
            <text:p>18664,36800</text:p>
          </table:table-cell>
          <table:table-cell table:style-name="ce11" table:formula="oooc:=([.B3]-[.B6])/1.5748" office:value-type="float" office:value="29762.9108458217">
            <text:p>29762,91085</text:p>
          </table:table-cell>
          <table:table-cell table:style-name="ce15" table:formula="oooc:=([.D3]-[.B6])/1.8556" office:value-type="float" office:value="25259.0170295322">
            <text:p>25259,01703</text:p>
          </table:table-cell>
          <table:table-cell/>
          <table:table-cell table:style-name="ce6" table:formula="oooc:=[.F3]*0.2126+[.G3]*0.7152+[.H3]*0.0722" office:value-type="float" office:value="4731.627">
            <text:p>4731,62700</text:p>
          </table:table-cell>
          <table:table-cell table:style-name="ce11" table:formula="oooc:=([.F3]-[.F6])/1.5748" office:value-type="float" office:value="-3004.58915417831">
            <text:p>-3004,58915</text:p>
          </table:table-cell>
          <table:table-cell table:style-name="ce15" table:formula="oooc:=([.H3]-[.F6])/1.8556" office:value-type="float" office:value="32767.5">
            <text:p>32767,50000</text:p>
          </table:table-cell>
          <table:table-cell/>
          <table:table-cell table:style-name="ce6" table:formula="oooc:=[.J3]*0.2126+[.K3]*0.7152+[.L3]*0.0722" office:value-type="float" office:value="51602.259">
            <text:p>51602,25900</text:p>
          </table:table-cell>
          <table:table-cell table:style-name="ce11" table:formula="oooc:=([.J3]-[.J6])/1.5748" office:value-type="float" office:value="-32767.5">
            <text:p>-32767,50000</text:p>
          </table:table-cell>
          <table:table-cell table:style-name="ce15" table:formula="oooc:=([.L3]-[.J6])/1.8556" office:value-type="float" office:value="7508.48297046777">
            <text:p>7508,48297</text:p>
          </table:table-cell>
          <table:table-cell table:number-columns-repeated="244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/>
          <table:table-cell table:style-name="ce3" office:value-type="string">
            <text:p>R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B</text:p>
          </table:table-cell>
          <table:table-cell/>
          <table:table-cell table:style-name="ce3" office:value-type="string">
            <text:p>R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B</text:p>
          </table:table-cell>
          <table:table-cell/>
          <table:table-cell table:style-name="ce3" office:value-type="string">
            <text:p>R</text:p>
          </table:table-cell>
          <table:table-cell table:style-name="ce9" office:value-type="string">
            <text:p>G</text:p>
          </table:table-cell>
          <table:table-cell table:style-name="ce12" office:value-type="string">
            <text:p>B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float" office:value="0">
            <text:p>0</text:p>
          </table:table-cell>
          <table:table-cell table:style-name="Default" office:value-type="float" office:value="65535">
            <text:p>65535</text:p>
          </table:table-cell>
          <table:table-cell table:style-name="ce13" office:value-type="float" office:value="0">
            <text:p>0</text:p>
          </table:table-cell>
          <table:table-cell/>
          <table:table-cell table:style-name="ce4" office:value-type="float" office:value="65535">
            <text:p>65535</text:p>
          </table:table-cell>
          <table:table-cell table:style-name="Default" office:value-type="float" office:value="65535">
            <text:p>65535</text:p>
          </table:table-cell>
          <table:table-cell table:style-name="ce13" office:value-type="float" office:value="0">
            <text:p>0</text:p>
          </table:table-cell>
          <table:table-cell/>
          <table:table-cell table:style-name="ce4" office:value-type="float" office:value="65535">
            <text:p>65535</text:p>
          </table:table-cell>
          <table:table-cell table:style-name="Default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number-columns-repeated="244"/>
        </table:table-row>
        <table:table-row table:style-name="ro1">
          <table:table-cell/>
          <table:table-cell table:style-name="ce4"/>
          <table:table-cell table:style-name="Default"/>
          <table:table-cell table:style-name="ce13"/>
          <table:table-cell/>
          <table:table-cell table:style-name="ce4"/>
          <table:table-cell table:style-name="Default"/>
          <table:table-cell table:style-name="ce13"/>
          <table:table-cell/>
          <table:table-cell table:style-name="ce4"/>
          <table:table-cell table:style-name="Default"/>
          <table:table-cell table:style-name="ce13"/>
          <table:table-cell table:number-columns-repeated="244"/>
        </table:table-row>
        <table:table-row table:style-name="ro1">
          <table:table-cell/>
          <table:table-cell table:style-name="ce5" office:value-type="string">
            <text:p>Y'</text:p>
          </table:table-cell>
          <table:table-cell table:style-name="ce10" office:value-type="string">
            <text:p>Cr</text:p>
          </table:table-cell>
          <table:table-cell table:style-name="ce14" office:value-type="string">
            <text:p>Cb</text:p>
          </table:table-cell>
          <table:table-cell/>
          <table:table-cell table:style-name="ce5" office:value-type="string">
            <text:p>Y'</text:p>
          </table:table-cell>
          <table:table-cell table:style-name="ce10" office:value-type="string">
            <text:p>Cr</text:p>
          </table:table-cell>
          <table:table-cell table:style-name="ce14" office:value-type="string">
            <text:p>Cb</text:p>
          </table:table-cell>
          <table:table-cell/>
          <table:table-cell table:style-name="ce5" office:value-type="string">
            <text:p>Y'</text:p>
          </table:table-cell>
          <table:table-cell table:style-name="ce10" office:value-type="string">
            <text:p>Cr</text:p>
          </table:table-cell>
          <table:table-cell table:style-name="ce14" office:value-type="string">
            <text:p>Cb</text:p>
          </table:table-cell>
          <table:table-cell table:number-columns-repeated="244"/>
        </table:table-row>
        <table:table-row table:style-name="ro1">
          <table:table-cell/>
          <table:table-cell table:style-name="ce6" table:formula="oooc:=[.B10]*0.2126+[.C10]*0.7152+[.D10]*0.0722" office:value-type="float" office:value="46870.632">
            <text:p>46870,63200</text:p>
          </table:table-cell>
          <table:table-cell table:style-name="ce11" table:formula="oooc:=([.B10]-[.B13])/1.5748" office:value-type="float" office:value="-29762.9108458217">
            <text:p>-29762,91085</text:p>
          </table:table-cell>
          <table:table-cell table:style-name="ce15" table:formula="oooc:=([.D10]-[.B13])/1.8556" office:value-type="float" office:value="-25259.0170295322">
            <text:p>-25259,01703</text:p>
          </table:table-cell>
          <table:table-cell/>
          <table:table-cell table:style-name="ce6" table:formula="oooc:=[.F10]*0.2126+[.G10]*0.7152+[.H10]*0.0722" office:value-type="float" office:value="60803.373">
            <text:p>60803,37300</text:p>
          </table:table-cell>
          <table:table-cell table:style-name="ce11" table:formula="oooc:=([.F10]-[.F13])/1.5748" office:value-type="float" office:value="3004.5891541783">
            <text:p>3004,58915</text:p>
          </table:table-cell>
          <table:table-cell table:style-name="ce15" table:formula="oooc:=([.H10]-[.F13])/1.8556" office:value-type="float" office:value="-32767.5">
            <text:p>-32767,50000</text:p>
          </table:table-cell>
          <table:table-cell/>
          <table:table-cell table:style-name="ce6" table:formula="oooc:=[.J10]*0.2126+[.K10]*0.7152+[.L10]*0.0722" office:value-type="float" office:value="13932.741">
            <text:p>13932,74100</text:p>
          </table:table-cell>
          <table:table-cell table:style-name="ce11" table:formula="oooc:=([.J10]-[.J13])/1.5748" office:value-type="float" office:value="32767.5">
            <text:p>32767,50000</text:p>
          </table:table-cell>
          <table:table-cell table:style-name="ce15" table:formula="oooc:=([.L10]-[.J13])/1.8556" office:value-type="float" office:value="-7508.48297046777">
            <text:p>-7508,48297</text:p>
          </table:table-cell>
          <table:table-cell table:number-columns-repeated="244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44"/>
        </table:table-row>
        <table:table-row table:style-name="ro2">
          <table:table-cell/>
          <table:table-cell table:style-name="Default" office:value-type="string">
            <text:p>Y'</text:p>
          </table:table-cell>
          <table:table-cell table:style-name="Default" office:value-type="string">
            <text:p>mul</text:p>
          </table:table-cell>
          <table:table-cell table:style-name="Default" office:value-type="string">
            <text:p>float</text:p>
          </table:table-cell>
          <table:table-cell/>
          <table:table-cell table:style-name="Default" office:value-type="string">
            <text:p>Cr</text:p>
          </table:table-cell>
          <table:table-cell table:style-name="Default" office:value-type="string">
            <text:p>mul</text:p>
          </table:table-cell>
          <table:table-cell table:style-name="Default" office:value-type="string">
            <text:p>float</text:p>
          </table:table-cell>
          <table:table-cell/>
          <table:table-cell table:style-name="Default" office:value-type="string">
            <text:p>Cb</text:p>
          </table:table-cell>
          <table:table-cell table:style-name="Default" office:value-type="string">
            <text:p>mul</text:p>
          </table:table-cell>
          <table:table-cell table:style-name="Default" office:value-type="string">
            <text:p>float</text:p>
          </table:table-cell>
          <table:table-cell table:number-columns-repeated="244"/>
        </table:table-row>
        <table:table-row table:style-name="ro1">
          <table:table-cell table:style-name="ce1" office:value-type="float" office:value="7">
            <text:p>7</text:p>
          </table:table-cell>
          <table:table-cell table:formula="oooc:=[.B6]" office:value-type="float" office:value="18664.368">
            <text:p>18664,36800</text:p>
          </table:table-cell>
          <table:table-cell table:formula="oooc:=18664+46871/65536" office:value-type="float" office:value="18664.7151947022">
            <text:p>18664,71519</text:p>
          </table:table-cell>
          <table:table-cell table:formula="oooc:=18664+24117/65536" office:value-type="float" office:value="18664.3679962158">
            <text:p>18664,36800</text:p>
          </table:table-cell>
          <table:table-cell table:style-name="ce7"/>
          <table:table-cell table:formula="oooc:=[.C6]" office:value-type="float" office:value="29762.9108458217">
            <text:p>29762,91085</text:p>
          </table:table-cell>
          <table:table-cell table:formula="oooc:=29762+24470/65536" office:value-type="float" office:value="29762.3733825684">
            <text:p>29762,37338</text:p>
          </table:table-cell>
          <table:table-cell/>
          <table:table-cell table:style-name="ce7"/>
          <table:table-cell table:formula="oooc:=[.D6]" office:value-type="float" office:value="25259.0170295322">
            <text:p>25259,01703</text:p>
          </table:table-cell>
          <table:table-cell table:formula="oooc:=25258+56431/65536" office:value-type="float" office:value="25258.8610687256">
            <text:p>25258,86107</text:p>
          </table:table-cell>
          <table:table-cell table:number-columns-repeated="245"/>
        </table:table-row>
        <table:table-row table:style-name="ro1">
          <table:table-cell table:style-name="ce1" office:value-type="float" office:value="6">
            <text:p>6</text:p>
          </table:table-cell>
          <table:table-cell table:formula="oooc:=[.F6]" office:value-type="float" office:value="4731.627">
            <text:p>4731,62700</text:p>
          </table:table-cell>
          <table:table-cell table:formula="oooc:=4731+60804/65536" office:value-type="float" office:value="4731.92779541016">
            <text:p>4731,92780</text:p>
          </table:table-cell>
          <table:table-cell table:formula="oooc:=4731+41091/65536" office:value-type="float" office:value="4731.62699890137">
            <text:p>4731,62700</text:p>
          </table:table-cell>
          <table:table-cell table:style-name="ce7"/>
          <table:table-cell table:formula="oooc:=[.G6]" office:value-type="float" office:value="-3004.58915417831">
            <text:p>-3004,58915</text:p>
          </table:table-cell>
          <table:table-cell table:formula="oooc:=-3004-49031/65536" office:value-type="float" office:value="-3004.74815368652">
            <text:p>-3004,74815</text:p>
          </table:table-cell>
          <table:table-cell/>
          <table:table-cell table:style-name="ce7"/>
          <table:table-cell table:formula="oooc:=[.H6]" office:value-type="float" office:value="32767.5">
            <text:p>32767,50000</text:p>
          </table:table-cell>
          <table:table-cell table:formula="oooc:=32767+24792/65536" office:value-type="float" office:value="32767.3782958984">
            <text:p>32767,37830</text:p>
          </table:table-cell>
          <table:table-cell table:number-columns-repeated="245"/>
        </table:table-row>
        <table:table-row table:style-name="ro1">
          <table:table-cell table:style-name="ce1" office:value-type="float" office:value="5">
            <text:p>5</text:p>
          </table:table-cell>
          <table:table-cell table:formula="oooc:=[.J6]" office:value-type="float" office:value="51602.259">
            <text:p>51602,25900</text:p>
          </table:table-cell>
          <table:table-cell table:formula="oooc:=51602+13933/65536" office:value-type="float" office:value="51602.212600708">
            <text:p>51602,21260</text:p>
          </table:table-cell>
          <table:table-cell table:formula="oooc:=51602+16974/65536" office:value-type="float" office:value="51602.2590026855">
            <text:p>51602,25900</text:p>
          </table:table-cell>
          <table:table-cell table:style-name="ce7"/>
          <table:table-cell table:formula="oooc:=[.K6]" office:value-type="float" office:value="-32767.5">
            <text:p>-32767,50000</text:p>
          </table:table-cell>
          <table:table-cell table:formula="oooc:=-32767-7965/65536" office:value-type="float" office:value="-32767.1215362549">
            <text:p>-32767,12154</text:p>
          </table:table-cell>
          <table:table-cell/>
          <table:table-cell table:style-name="ce7"/>
          <table:table-cell table:formula="oooc:=[.L6]" office:value-type="float" office:value="7508.48297046777">
            <text:p>7508,48297</text:p>
          </table:table-cell>
          <table:table-cell table:formula="oooc:=7508+33897/65536" office:value-type="float" office:value="7508.51722717285">
            <text:p>7508,51723</text:p>
          </table:table-cell>
          <table:table-cell table:number-columns-repeated="245"/>
        </table:table-row>
        <table:table-row table:style-name="ro1">
          <table:table-cell table:style-name="ce1" office:value-type="float" office:value="4">
            <text:p>4</text:p>
          </table:table-cell>
          <table:table-cell table:formula="oooc:=[.B13]" office:value-type="float" office:value="46870.632">
            <text:p>46870,63200</text:p>
          </table:table-cell>
          <table:table-cell table:formula="oooc:=46870+18665/65536" office:value-type="float" office:value="46870.2848052979">
            <text:p>46870,28481</text:p>
          </table:table-cell>
          <table:table-cell table:formula="oooc:=46870+41419/65536" office:value-type="float" office:value="46870.6320037842">
            <text:p>46870,63200</text:p>
          </table:table-cell>
          <table:table-cell table:style-name="ce7"/>
          <table:table-cell table:formula="oooc:=[.C13]" office:value-type="float" office:value="-29762.9108458217">
            <text:p>-29762,91085</text:p>
          </table:table-cell>
          <table:table-cell table:formula="oooc:=-29762-24470/65536" office:value-type="float" office:value="-29762.3733825684">
            <text:p>-29762,37338</text:p>
          </table:table-cell>
          <table:table-cell/>
          <table:table-cell table:style-name="ce7"/>
          <table:table-cell table:formula="oooc:=[.D13]" office:value-type="float" office:value="-25259.0170295322">
            <text:p>-25259,01703</text:p>
          </table:table-cell>
          <table:table-cell table:formula="oooc:=-25258-56431/65536" office:value-type="float" office:value="-25258.8610687256">
            <text:p>-25258,86107</text:p>
          </table:table-cell>
          <table:table-cell table:number-columns-repeated="245"/>
        </table:table-row>
        <table:table-row table:style-name="ro1">
          <table:table-cell table:style-name="ce1" office:value-type="float" office:value="3">
            <text:p>3</text:p>
          </table:table-cell>
          <table:table-cell table:formula="oooc:=[.F13]" office:value-type="float" office:value="60803.373">
            <text:p>60803,37300</text:p>
          </table:table-cell>
          <table:table-cell table:formula="oooc:=60803+4732/65536" office:value-type="float" office:value="60803.0722045899">
            <text:p>60803,07220</text:p>
          </table:table-cell>
          <table:table-cell table:formula="oooc:=60803+24445/65536" office:value-type="float" office:value="60803.3730010986">
            <text:p>60803,37300</text:p>
          </table:table-cell>
          <table:table-cell table:style-name="ce7"/>
          <table:table-cell table:formula="oooc:=[.G13]" office:value-type="float" office:value="3004.5891541783">
            <text:p>3004,58915</text:p>
          </table:table-cell>
          <table:table-cell table:formula="oooc:=3004+49031/65536" office:value-type="float" office:value="3004.74815368652">
            <text:p>3004,74815</text:p>
          </table:table-cell>
          <table:table-cell/>
          <table:table-cell table:style-name="ce7"/>
          <table:table-cell table:formula="oooc:=[.H13]" office:value-type="float" office:value="-32767.5">
            <text:p>-32767,50000</text:p>
          </table:table-cell>
          <table:table-cell table:formula="oooc:=-32767-24792/65536" office:value-type="float" office:value="-32767.3782958984">
            <text:p>-32767,37830</text:p>
          </table:table-cell>
          <table:table-cell table:number-columns-repeated="245"/>
        </table:table-row>
        <table:table-row table:style-name="ro1">
          <table:table-cell table:style-name="ce1" office:value-type="float" office:value="2">
            <text:p>2</text:p>
          </table:table-cell>
          <table:table-cell table:formula="oooc:=[.J13]" office:value-type="float" office:value="13932.741">
            <text:p>13932,74100</text:p>
          </table:table-cell>
          <table:table-cell table:formula="oooc:=13932+51603/65536" office:value-type="float" office:value="13932.787399292">
            <text:p>13932,78740</text:p>
          </table:table-cell>
          <table:table-cell table:formula="oooc:=13932+48562/65536" office:value-type="float" office:value="13932.7409973145">
            <text:p>13932,74100</text:p>
          </table:table-cell>
          <table:table-cell table:style-name="ce7"/>
          <table:table-cell table:formula="oooc:=[.K13]" office:value-type="float" office:value="32767.5">
            <text:p>32767,50000</text:p>
          </table:table-cell>
          <table:table-cell table:formula="oooc:=32767+7965/65536" office:value-type="float" office:value="32767.1215362549">
            <text:p>32767,12154</text:p>
          </table:table-cell>
          <table:table-cell/>
          <table:table-cell table:style-name="ce7"/>
          <table:table-cell table:formula="oooc:=[.L13]" office:value-type="float" office:value="-7508.48297046777">
            <text:p>-7508,48297</text:p>
          </table:table-cell>
          <table:table-cell table:formula="oooc:=-7508-33897/65536" office:value-type="float" office:value="-7508.51722717285">
            <text:p>-7508,51723</text:p>
          </table:table-cell>
          <table:table-cell table:number-columns-repeated="245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1" office:value-type="float" office:value="7">
            <text:p>7</text:p>
          </table:table-cell>
          <table:table-cell/>
          <table:table-cell table:formula="oooc:=ABS([.C17]-[.B17])" office:value-type="float" office:value="0.347194702146226">
            <text:p>0,34719</text:p>
          </table:table-cell>
          <table:table-cell table:formula="oooc:=ABS([.D17]-[.B17])" office:value-type="float" office:value="0.00000378418189939111">
            <text:p>0,00000</text:p>
          </table:table-cell>
          <table:table-cell table:style-name="ce7"/>
          <table:table-cell/>
          <table:table-cell table:formula="oooc:=ABS([.G17]-[.F17])" office:value-type="float" office:value="0.537463253331225">
            <text:p>0,53746</text:p>
          </table:table-cell>
          <table:table-cell/>
          <table:table-cell table:style-name="ce7"/>
          <table:table-cell/>
          <table:table-cell table:formula="oooc:=ABS([.K17]-[.J17])" office:value-type="float" office:value="0.155960806641815">
            <text:p>0,15596</text:p>
          </table:table-cell>
          <table:table-cell table:number-columns-repeated="245"/>
        </table:table-row>
        <table:table-row table:style-name="ro1">
          <table:table-cell table:style-name="ce1" office:value-type="float" office:value="6">
            <text:p>6</text:p>
          </table:table-cell>
          <table:table-cell/>
          <table:table-cell table:formula="oooc:=ABS([.C18]-[.B18])" office:value-type="float" office:value="0.300795410155843">
            <text:p>0,30080</text:p>
          </table:table-cell>
          <table:table-cell table:formula="oooc:=ABS([.D18]-[.B18])" office:value-type="float" office:value="0.00000109863321995363">
            <text:p>0,00000</text:p>
          </table:table-cell>
          <table:table-cell table:style-name="ce7"/>
          <table:table-cell/>
          <table:table-cell table:formula="oooc:=ABS([.G18]-[.F18])" office:value-type="float" office:value="0.158999508214947">
            <text:p>0,15900</text:p>
          </table:table-cell>
          <table:table-cell/>
          <table:table-cell table:style-name="ce7"/>
          <table:table-cell/>
          <table:table-cell table:formula="oooc:=ABS([.K18]-[.J18])" office:value-type="float" office:value="0.1217041015625">
            <text:p>0,12170</text:p>
          </table:table-cell>
          <table:table-cell table:number-columns-repeated="245"/>
        </table:table-row>
        <table:table-row table:style-name="ro1">
          <table:table-cell table:style-name="ce1" office:value-type="float" office:value="5">
            <text:p>5</text:p>
          </table:table-cell>
          <table:table-cell/>
          <table:table-cell table:formula="oooc:=ABS([.C19]-[.B19])" office:value-type="float" office:value="0.046399291997659">
            <text:p>0,04640</text:p>
          </table:table-cell>
          <table:table-cell table:formula="oooc:=ABS([.D19]-[.B19])" office:value-type="float" office:value="0.00000268554140347987">
            <text:p>0,00000</text:p>
          </table:table-cell>
          <table:table-cell table:style-name="ce7"/>
          <table:table-cell/>
          <table:table-cell table:formula="oooc:=ABS([.G19]-[.F19])" office:value-type="float" office:value="0.378463745120825">
            <text:p>0,37846</text:p>
          </table:table-cell>
          <table:table-cell/>
          <table:table-cell table:style-name="ce7"/>
          <table:table-cell/>
          <table:table-cell table:formula="oooc:=ABS([.K19]-[.J19])" office:value-type="float" office:value="0.034256705081134">
            <text:p>0,03426</text:p>
          </table:table-cell>
          <table:table-cell table:number-columns-repeated="245"/>
        </table:table-row>
        <table:table-row table:style-name="ro1">
          <table:table-cell table:style-name="ce1" office:value-type="float" office:value="4">
            <text:p>4</text:p>
          </table:table-cell>
          <table:table-cell/>
          <table:table-cell table:formula="oooc:=ABS([.C20]-[.B20])" office:value-type="float" office:value="0.347194702153502">
            <text:p>0,34719</text:p>
          </table:table-cell>
          <table:table-cell table:formula="oooc:=ABS([.D20]-[.B20])" office:value-type="float" office:value="0.0000037841746234335">
            <text:p>0,00000</text:p>
          </table:table-cell>
          <table:table-cell table:style-name="ce7"/>
          <table:table-cell/>
          <table:table-cell table:formula="oooc:=ABS([.G20]-[.F20])" office:value-type="float" office:value="0.537463253334863">
            <text:p>0,53746</text:p>
          </table:table-cell>
          <table:table-cell/>
          <table:table-cell table:style-name="ce7"/>
          <table:table-cell/>
          <table:table-cell table:formula="oooc:=ABS([.K20]-[.J20])" office:value-type="float" office:value="0.155960806645453">
            <text:p>0,15596</text:p>
          </table:table-cell>
          <table:table-cell table:number-columns-repeated="245"/>
        </table:table-row>
        <table:table-row table:style-name="ro1">
          <table:table-cell table:style-name="ce1" office:value-type="float" office:value="3">
            <text:p>3</text:p>
          </table:table-cell>
          <table:table-cell/>
          <table:table-cell table:formula="oooc:=ABS([.C21]-[.B21])" office:value-type="float" office:value="0.300795410163118">
            <text:p>0,30080</text:p>
          </table:table-cell>
          <table:table-cell table:formula="oooc:=ABS([.D21]-[.B21])" office:value-type="float" office:value="0.00000109862594399601">
            <text:p>0,00000</text:p>
          </table:table-cell>
          <table:table-cell table:style-name="ce7"/>
          <table:table-cell/>
          <table:table-cell table:formula="oooc:=ABS([.G21]-[.F21])" office:value-type="float" office:value="0.158999508219495">
            <text:p>0,15900</text:p>
          </table:table-cell>
          <table:table-cell/>
          <table:table-cell table:style-name="ce7"/>
          <table:table-cell/>
          <table:table-cell table:formula="oooc:=ABS([.K21]-[.J21])" office:value-type="float" office:value="0.121704101566138">
            <text:p>0,12170</text:p>
          </table:table-cell>
          <table:table-cell table:number-columns-repeated="245"/>
        </table:table-row>
        <table:table-row table:style-name="ro1">
          <table:table-cell table:style-name="ce1" office:value-type="float" office:value="2">
            <text:p>2</text:p>
          </table:table-cell>
          <table:table-cell/>
          <table:table-cell table:formula="oooc:=ABS([.C22]-[.B22])" office:value-type="float" office:value="0.0463992919922021">
            <text:p>0,04640</text:p>
          </table:table-cell>
          <table:table-cell table:formula="oooc:=ABS([.D22]-[.B22])" office:value-type="float" office:value="0.00000268554686044808">
            <text:p>0,00000</text:p>
          </table:table-cell>
          <table:table-cell table:style-name="ce7"/>
          <table:table-cell/>
          <table:table-cell table:formula="oooc:=ABS([.G22]-[.F22])" office:value-type="float" office:value="0.378463745117187">
            <text:p>0,37846</text:p>
          </table:table-cell>
          <table:table-cell/>
          <table:table-cell table:style-name="ce7"/>
          <table:table-cell/>
          <table:table-cell table:formula="oooc:=ABS([.K22]-[.J22])" office:value-type="float" office:value="0.0342567050784055">
            <text:p>0,03426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sum</text:p>
          </table:table-cell>
          <table:table-cell table:style-name="ce8"/>
          <table:table-cell table:style-name="ce8" table:formula="oooc:=SUM([.C24:.C29])" office:value-type="float" office:value="1.38877880860855">
            <text:p>1,38878</text:p>
          </table:table-cell>
          <table:table-cell table:style-name="ce8" table:formula="oooc:=SUM([.D24:.D29])" office:value-type="float" office:value="0.0000151367039507022">
            <text:p>0,00002</text:p>
          </table:table-cell>
          <table:table-cell table:style-name="ce8" table:number-columns-repeated="2"/>
          <table:table-cell table:style-name="ce8" table:formula="oooc:=SUM([.G24:.G29])" office:value-type="float" office:value="2.14985301333854">
            <text:p>2,14985</text:p>
          </table:table-cell>
          <table:table-cell table:style-name="ce8" table:formula="oooc:=SUM([.H24:.H29])" office:value-type="float" office:value="0">
            <text:p>0,00000</text:p>
          </table:table-cell>
          <table:table-cell table:style-name="ce8" table:number-columns-repeated="2"/>
          <table:table-cell table:style-name="ce8" table:formula="oooc:=SUM([.K24:.K29])" office:value-type="float" office:value="0.623843226575445">
            <text:p>0,62384</text:p>
          </table:table-cell>
          <table:table-cell table:style-name="ce8" table:formula="oooc:=SUM([.L24:.L29])" office:value-type="float" office:value="0">
            <text:p>0,00000</text:p>
          </table:table-cell>
          <table:table-cell table:style-name="ce1" table:number-columns-repeated="24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0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5">25.11.2012</text:date>, <text:time>15:2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initial-creator>Mimu Bunnylin</meta:initial-creator>
    <meta:creation-date>2012-11-25T13:43:57</meta:creation-date>
    <dc:creator>Mimu Bunnylin</dc:creator>
    <dc:date>2012-11-25T15:27:18</dc:date>
    <meta:editing-cycles>5</meta:editing-cycles>
    <meta:editing-duration>PT45M46S</meta:editing-duration>
    <meta:user-defined meta:name="Info 1"/>
    <meta:user-defined meta:name="Info 2"/>
    <meta:user-defined meta:name="Info 3"/>
    <meta:user-defined meta:name="Info 4"/>
    <meta:document-statistic meta:table-count="3" meta:cell-count="166"/>
  </office:meta>
</office:document-meta>
</file>